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e469" officeooo:paragraph-rsid="000ee469"/>
    </style:style>
    <style:style style:name="P2" style:family="paragraph" style:parent-style-name="Standard">
      <style:text-properties fo:language="ru" fo:country="RU" officeooo:rsid="001134ee" officeooo:paragraph-rsid="001134ee"/>
    </style:style>
    <style:style style:name="P3" style:family="paragraph" style:parent-style-name="Standard">
      <style:text-properties fo:language="ru" fo:country="RU" officeooo:rsid="0012da06" officeooo:paragraph-rsid="0012da06"/>
    </style:style>
    <style:style style:name="P4" style:family="paragraph" style:parent-style-name="Standard">
      <style:text-properties fo:language="ru" fo:country="RU" officeooo:rsid="001489e0" officeooo:paragraph-rsid="001489e0"/>
    </style:style>
    <style:style style:name="P5" style:family="paragraph" style:parent-style-name="Standard">
      <style:text-properties fo:language="ru" fo:country="RU" officeooo:rsid="0016acc2" officeooo:paragraph-rsid="0016acc2"/>
    </style:style>
    <style:style style:name="P6" style:family="paragraph" style:parent-style-name="Standard">
      <style:text-properties fo:language="ru" fo:country="RU" officeooo:rsid="00174e87" officeooo:paragraph-rsid="00174e87"/>
    </style:style>
    <style:style style:name="P7" style:family="paragraph" style:parent-style-name="Standard">
      <style:text-properties officeooo:paragraph-rsid="001909da"/>
    </style:style>
    <style:style style:name="P8" style:family="paragraph" style:parent-style-name="Standard" style:list-style-name="L3">
      <style:text-properties officeooo:rsid="001909da" officeooo:paragraph-rsid="001909da"/>
    </style:style>
    <style:style style:name="P9" style:family="paragraph" style:parent-style-name="Standard" style:list-style-name="L3">
      <style:text-properties officeooo:rsid="001ae81c" officeooo:paragraph-rsid="001ae81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aba7"/>
    </style:style>
    <style:style style:name="T3" style:family="text">
      <style:text-properties fo:language="en" fo:country="US" officeooo:rsid="001134ee"/>
    </style:style>
    <style:style style:name="T4" style:family="text">
      <style:text-properties fo:language="en" fo:country="US" officeooo:rsid="0015f52c"/>
    </style:style>
    <style:style style:name="T5" style:family="text">
      <style:text-properties fo:language="en" fo:country="US" officeooo:rsid="001909da"/>
    </style:style>
    <style:style style:name="T6" style:family="text">
      <style:text-properties officeooo:rsid="000faba7"/>
    </style:style>
    <style:style style:name="T7" style:family="text">
      <style:text-properties officeooo:rsid="0012da06"/>
    </style:style>
    <style:style style:name="T8" style:family="text">
      <style:text-properties officeooo:rsid="001489e0"/>
    </style:style>
    <style:style style:name="T9" style:family="text">
      <style:text-properties officeooo:rsid="0015d444"/>
    </style:style>
    <style:style style:name="T10" style:family="text">
      <style:text-properties officeooo:rsid="0015f52c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909da"/>
    </style:style>
    <style:style style:name="T13" style:family="text">
      <style:text-properties fo:language="ru" fo:country="RU" officeooo:rsid="001ae81c"/>
    </style:style>
    <style:style style:name="T14" style:family="text">
      <style:text-properties officeooo:rsid="001b56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пания ООО «<text:span text:style-name="T3">Demon Beverage Corporation</text:span>». Штат — <text:span text:style-name="T8">30</text:span><text:span text:style-name="T2"> </text:span><text:span text:style-name="T6">сотрудников:</text:span></text:p>
      <text:p text:style-name="P2">2 — руковод<text:span text:style-name="T7">ство</text:span></text:p>
      <text:p text:style-name="P3">4 — бухгалтерия</text:p>
      <text:p text:style-name="P3">4 — <text:span text:style-name="T1">IT-</text:span>отдел </text:p>
      <text:p text:style-name="P3">10 — работники</text:p>
      <text:p text:style-name="P3">10 — торговые представители</text:p>
      <text:p text:style-name="P3"/>
      <text:p text:style-name="P4">Руководство получает информацию из бухгалтерии, договаривается с разными торговыми предприятиями о поставке товара, следит за графиком работы работников и графиком на торговой площадке. Бухгалтеры <text:span text:style-name="T9">составляют и хранят информацию о всех работниках, месячные отчеты, документы и договора с другими предприятиями. Ведут контроль финансовых распоряжений. Также бухгалтерия использует телефонную связь, </text:span><text:span text:style-name="T4">MS Office, 1C: </text:span><text:span text:style-name="T10">Бухгалтерию. </text:span><text:span text:style-name="T4">IT- </text:span><text:span text:style-name="T10">отдел занимается разработкой и обеспечением функционирования и безопасностью сайта компании и внутренней сети организации. Работники участвуют в создании энергетического напитка и его упаковки в жестяные банки и стеклянные бутылки. После этого торговые представители загружают готовый товар в грузовые автомобили и развозят по магазинам.</text:span></text:p>
      <text:p text:style-name="P4"/>
      <text:p text:style-name="P5">Технический регламент: <text:span text:style-name="T14">задача выстраивания системы информационной безопасности предприятий носит комплексный характер. Руководство должно оценить уровень предполагаемых рисков и выработать модель угроз. Для причинения ущерба компании используются информационные технологии. Для обеспечения информационной безопасности нужно проведение аудита, по результатам которого вырабатывается комплекс необходимых организационных и программно-технических мер.</text:span></text:p>
      <text:p text:style-name="P5"/>
      <text:p text:style-name="P6">Инструкция для <text:span text:style-name="T1">IT-</text:span>отдела:</text:p>
      <text:p text:style-name="P7"><text:span text:style-name="T12">Основными задачами работника </text:span><text:span text:style-name="T5">IT-</text:span><text:span text:style-name="T12">отдела являются:</text:span></text:p>
      <text:list xml:id="list2940195420" text:style-name="L3">
        <text:list-item>
          <text:p text:style-name="P8"><text:span text:style-name="T11">проверка состояния и периодичности резервного копирования необходимых данных;</text:span></text:p>
        </text:list-item>
        <text:list-item>
          <text:p text:style-name="P8"><text:span text:style-name="T11">плановое тестирование резервного оборудования;</text:span></text:p>
        </text:list-item>
        <text:list-item>
          <text:p text:style-name="P8"><text:span text:style-name="T11">размещение резервного оборудования в местах, ма</text:span><text:span text:style-name="T13">к</text:span><text:span text:style-name="T11">симально </text:span><text:span text:style-name="T13">удобных для «горячей» замены вышедшего из строя устройства;</text:span></text:p>
        </text:list-item>
        <text:list-item>
          <text:p text:style-name="P9"><text:span text:style-name="T11">постоянный контроль устройств, подключающихся к внутренней сети;</text:span></text:p>
        </text:list-item>
        <text:list-item>
          <text:p text:style-name="P9"><text:span text:style-name="T11">поддержание бесперебойной работы всей техники компании, к которой имеют доступ сотрудники, не связанные с </text:span><text:span text:style-name="T1">IT-</text:span><text:span text:style-name="T11">отделом;</text:span></text:p>
        </text:list-item>
        <text:list-item>
          <text:p text:style-name="P9"><text:span text:style-name="T11">проведение опросов пользователей на предмет проблем, возникающих при работе с установленным программным обеспечением и оборудованием;</text:span></text:p>
        </text:list-item>
        <text:list-item>
          <text:p text:style-name="P9"><text:span text:style-name="T11">поддержка пользователей при возникновении сбоев в работе оборудовани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0:31:49.806000000</meta:creation-date>
    <meta:editing-duration>PT9M24S</meta:editing-duration>
    <meta:editing-cycles>3</meta:editing-cycles>
    <meta:generator>LibreOffice/6.2.4.2$Windows_X86_64 LibreOffice_project/2412653d852ce75f65fbfa83fb7e7b669a126d64</meta:generator>
    <dc:date>2020-09-17T00:30:41.837000000</dc:date>
    <meta:document-statistic meta:table-count="0" meta:image-count="0" meta:object-count="0" meta:page-count="1" meta:paragraph-count="17" meta:word-count="246" meta:character-count="2066" meta:non-whitespace-character-count="1837"/>
  </office:meta>
</office:document-meta>
</file>